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pitch="variable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02cm" table:align="margins" style:shadow="none"/>
    </style:style>
    <style:style style:name="Table1.A" style:family="table-column">
      <style:table-column-properties style:column-width="5.334cm" style:rel-column-width="21845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0.76cm"/>
    </style:style>
    <style:style style:name="P1" style:family="paragraph" style:parent-style-name="Standard">
      <style:paragraph-properties fo:text-align="start" style:justify-single-word="false"/>
      <style:text-properties style:font-name="Cambria" fo:font-size="12pt" fo:font-weight="normal" officeooo:rsid="0008f82a" officeooo:paragraph-rsid="0008f82a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mbria" fo:font-size="12pt" officeooo:rsid="000dd35c" officeooo:paragraph-rsid="000dd35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ambria" fo:font-size="12pt" fo:font-weight="normal" officeooo:rsid="0008f82a" officeooo:paragraph-rsid="0008f82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mbria" fo:font-size="12pt" fo:font-weight="normal" officeooo:rsid="0007a842" officeooo:paragraph-rsid="0007a8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mbria" fo:font-size="12pt" fo:font-weight="normal" officeooo:rsid="0003b613" officeooo:paragraph-rsid="0003b61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mbria" fo:font-size="12pt" fo:font-weight="normal" officeooo:rsid="00034237" officeooo:paragraph-rsid="0003423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mbria" fo:font-size="12pt" fo:font-weight="bold" officeooo:rsid="0007a842" officeooo:paragraph-rsid="0007a84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mbria" fo:font-size="12pt" fo:font-weight="bold" officeooo:rsid="0004e4a9" officeooo:paragraph-rsid="0004e4a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mbria" fo:font-size="12pt" fo:font-weight="bold" officeooo:rsid="0003b613" officeooo:paragraph-rsid="0003b61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mbria" fo:font-size="12pt" fo:font-weight="bold" officeooo:rsid="00034237" officeooo:paragraph-rsid="00034237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mbria" fo:font-size="12pt" fo:font-weight="bold" officeooo:rsid="0016112f" officeooo:paragraph-rsid="0016112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03b613"/>
    </style:style>
    <style:style style:name="P13" style:family="paragraph" style:parent-style-name="Table_20_Contents">
      <style:paragraph-properties fo:text-align="start" style:justify-single-word="false"/>
      <style:text-properties style:font-name="Cambria" fo:font-size="12pt" style:font-size-asian="10.5pt" style:font-size-complex="12pt"/>
    </style:style>
    <style:style style:name="P14" style:family="paragraph" style:parent-style-name="Table_20_Contents">
      <style:paragraph-properties fo:text-align="end" style:justify-single-word="false"/>
      <style:text-properties style:font-name="Cambria" fo:font-size="12pt" officeooo:rsid="000dd35c" officeooo:paragraph-rsid="000dd35c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Cambria" fo:font-size="12pt" officeooo:rsid="0014750b" officeooo:paragraph-rsid="0014750b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Cambria" fo:font-size="12pt" fo:font-weight="normal" officeooo:rsid="0012cd7d" officeooo:paragraph-rsid="0014750b" style:font-size-asian="10.5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Cambria" fo:font-size="14pt" fo:font-weight="bold" officeooo:rsid="000dd35c" officeooo:paragraph-rsid="0014750b" style:font-size-asian="14pt" style:font-weight-asian="bold" style:font-size-complex="14pt" style:font-weight-complex="bold"/>
    </style:style>
    <style:style style:name="P18" style:family="paragraph" style:parent-style-name="Footer">
      <style:text-properties style:font-name="Cambria" fo:font-size="10pt" officeooo:rsid="000c96d5" officeooo:paragraph-rsid="000c96d5" style:font-size-asian="8.75pt" style:font-size-complex="10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d35c" style:font-style-asian="italic" style:font-style-complex="italic"/>
    </style:style>
    <style:style style:name="T4" style:family="text">
      <style:text-properties fo:font-style="italic" fo:font-weight="normal" style:font-weight-asian="normal" style:font-weight-complex="normal"/>
    </style:style>
    <style:style style:name="T5" style:family="text">
      <style:text-properties style:font-name="Cambria" fo:font-size="12pt" fo:font-weight="normal" officeooo:rsid="0003b613" style:font-size-asian="10.5pt" style:font-weight-asian="normal" style:font-size-complex="12pt" style:font-weight-complex="normal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dd35c"/>
    </style:style>
    <style:style style:name="T8" style:family="text">
      <style:text-properties style:text-position="super 58%" officeooo:rsid="000dd35c"/>
    </style:style>
    <style:style style:name="T9" style:family="text">
      <style:text-properties style:text-position="super 58%" fo:font-style="italic" officeooo:rsid="000dd35c" style:font-style-asian="italic" style:font-style-complex="italic"/>
    </style:style>
    <style:style style:name="T10" style:family="text">
      <style:text-properties style:text-position="0% 100%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3b613" style:font-weight-asian="normal" style:font-weight-complex="normal"/>
    </style:style>
    <style:style style:name="T14" style:family="text">
      <style:text-properties officeooo:rsid="001475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RAHUL YEDIDA</text:p>
          </table:table-cell>
          <table:table-cell table:style-name="Table1.A1" office:value-type="string">
            <text:p text:style-name="P14"><text:a xlink:type="simple" xlink:href="mailto:y.rahul@outlook.com" text:style-name="Internet_20_link" text:visited-style-name="Visited_20_Internet_20_Link">y.rahul@outlook.com</text:a>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6">Curriculum Vitae</text:p>
          </table:table-cell>
          <table:table-cell table:style-name="Table1.A1" office:value-type="string">
            <text:p text:style-name="P14">(+91) 9632331601</text:p>
          </table:table-cell>
        </table:table-row>
        <table:table-row table:style-name="Table1.3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5">February 2019</text:p>
          </table:table-cell>
          <table:table-cell table:style-name="Table1.A1" office:value-type="string">
            <text:p text:style-name="P14">github/yrahul3910</text:p>
          </table:table-cell>
        </table:table-row>
      </table:table>
      <text:p text:style-name="P2"/>
      <text:p text:style-name="P10">EDUCATION</text:p>
      <text:p text:style-name="P6">2019<text:tab/>B.E.<text:span text:style-name="T11"><text:tab/></text:span>Computer Science &amp; Engineering, PES University, Electronic City Campus</text:p>
      <text:p text:style-name="P6"/>
      <text:p text:style-name="P9">PUBLICATIONS</text:p>
      <text:p text:style-name="P11">Working papers under revision or review</text:p>
      <text:p text:style-name="P11"><text:span text:style-name="T13">2019<text:tab/>Rahul Yedida and Snehanshu Saha. A novel adaptive learning rate scheduler for <text:tab/>deep neural networks. </text:span><text:span text:style-name="T4">arXiv preprint arXiv:1902.07399</text:span><text:span text:style-name="T12">.</text:span></text:p>
      <text:p text:style-name="P5">2019<text:tab/>Snehanshu Saha and Rahul Yedida. Role of Lipschitz constant in Gradient <text:tab/>Learning.</text:p>
      <text:p text:style-name="P5">2019<text:tab/>Luckyson Khaidem, Rahul Yedida, Abhijit J. Theophilus. Optimizing Inter-<text:tab/>nationality of Journals: A classical gradient approach revisited via Swarm <text:tab/>Intelligence.</text:p>
      <text:p text:style-name="P12"><text:span text:style-name="T5">2018<text:tab/>Adel M. Aladwani, Snehanshu Saha, Rahul Yedida. A suggested approach for <text:tab/>identifying prolific authors.</text:span></text:p>
      <text:p text:style-name="P5"/>
      <text:p text:style-name="P9">CONFERENCE ACTIVITY</text:p>
      <text:p text:style-name="P9">Papers Presented</text:p>
      <text:p text:style-name="P5">2017<text:tab/>Rahul Yedida et al. Employee Attrition Prediction. <text:span text:style-name="T3">3</text:span><text:span text:style-name="T9">rd</text:span><text:span text:style-name="T3"> National Conference on <text:tab/></text:span><text:span text:style-name="T2">Recent Innovations in Science and Engineering, </text:span><text:span text:style-name="T3">2017</text:span><text:span text:style-name="T7">.</text:span></text:p>
      <text:p text:style-name="P5"/>
      <text:p text:style-name="P8">CAMPUS TALKS</text:p>
      <text:p text:style-name="P4">2018<text:tab/>An Introduction to Data Analysis, PES University, Electronic City Campus</text:p>
      <text:p text:style-name="P4">2018<text:tab/>Machine Learning, PES University, Electronic City Campus</text:p>
      <text:p text:style-name="P4">2018<text:tab/>How to design a Flappy Bird game, PES University, Electronic City Campus</text:p>
      <text:p text:style-name="P4">2017<text:tab/>Complexity Classes and NP-Completeness, PES University, Electronic City Campus</text:p>
      <text:p text:style-name="P4"/>
      <text:p text:style-name="P7">REFERENCES</text:p>
      <text:p text:style-name="P4">Snehanshu Saha, Ph.D.</text:p>
      <text:p text:style-name="P1">Professor, PES University</text:p>
      <text:p text:style-name="P1"><text:a xlink:type="simple" xlink:href="mailto:snehanshusaha@pes.edu" text:style-name="Internet_20_link" text:visited-style-name="Visited_20_Internet_20_Link">snehanshusaha@pes.edu</text:a></text:p>
      <text:p text:style-name="P1">(+91) 80 66186635</text:p>
      <text:p text:style-name="P1"/>
      <text:p text:style-name="P1">Sandesh B Jayanth, Ph.D.</text:p>
      <text:p text:style-name="P1">Professor and Head of Department, PES University, Electronic City Campus</text:p>
      <text:p text:style-name="P1"><text:a xlink:type="simple" xlink:href="mailto:sandesh_bj@pes.edu" text:style-name="Internet_20_link" text:visited-style-name="Visited_20_Internet_20_Link">sandesh_bj@pes.edu</text:a></text:p>
      <text:p text:style-name="P1">(+91) 80 66186623</text:p>
      <text:p text:style-name="P1"/>
      <text:p text:style-name="P1">Vandana M. Ladwani, M.Tech.</text:p>
      <text:p text:style-name="P1">Assistant Professor, PES University, Electronic City Campus</text:p>
      <text:p text:style-name="P1"><text:a xlink:type="simple" xlink:href="mailto:vandanamd@pes.edu" text:style-name="Internet_20_link" text:visited-style-name="Visited_20_Internet_20_Link">vandanamd@pes.edu</text:a></text:p>
      <text:p text:style-name="P1">(+91) 74117166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pitch="variable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ambria" fo:font-size="10pt" officeooo:rsid="000c96d5" officeooo:paragraph-rsid="000c96d5" style:font-size-asian="8.75pt" style:font-size-complex="10pt"/>
    </style:style>
    <style:style style:name="MT1" style:family="text">
      <style:text-properties officeooo:rsid="0014750b"/>
    </style:style>
    <style:style style:name="MT2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eb 21 201<text:span text:style-name="MT1">9</text:span><text:tab/>Rahul Yedida | Curriculum Vitae<text:tab/><text:span text:style-name="MT2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1:12:33.286067153</meta:creation-date>
    <dc:date>2019-02-21T08:33:24.620399312</dc:date>
    <meta:editing-duration>PT33M40S</meta:editing-duration>
    <meta:editing-cycles>12</meta:editing-cycles>
    <meta:generator>LibreOffice/5.2.7.2$Linux_X86_64 LibreOffice_project/20m0$Build-2</meta:generator>
    <meta:document-statistic meta:table-count="1" meta:image-count="0" meta:object-count="0" meta:page-count="1" meta:paragraph-count="36" meta:word-count="216" meta:character-count="1603" meta:non-whitespace-character-count="1418"/>
  </office:meta>
</office:document-meta>
</file>